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92ed10" style:font-name-complex="Times New Roman1"/>
    </style:style>
    <style:style style:name="T5" style:family="text">
      <style:text-properties style:font-name="Times New Roman" officeooo:rsid="0020974e" style:font-name-complex="Times New Roman1"/>
    </style:style>
    <style:style style:name="T6" style:family="text">
      <style:text-properties style:font-name="Times New Roman" officeooo:rsid="000c7953" style:font-name-complex="Times New Roman1"/>
    </style:style>
    <style:style style:name="T7" style:family="text">
      <style:text-properties style:font-name="Times New Roman" officeooo:rsid="00261e79" style:font-name-complex="Times New Roman1"/>
    </style:style>
    <style:style style:name="T8" style:family="text">
      <style:text-properties style:font-name="Times New Roman" officeooo:rsid="009413ba" style:font-name-complex="Times New Roman1"/>
    </style:style>
    <style:style style:name="T9" style:family="text">
      <style:text-properties style:font-name="Times New Roman" officeooo:rsid="000f5bc1" style:font-name-complex="Times New Roman1"/>
    </style:style>
    <style:style style:name="T10" style:family="text">
      <style:text-properties style:font-name="Times New Roman" officeooo:rsid="002b7be5" style:font-name-complex="Times New Roman1"/>
    </style:style>
    <style:style style:name="T11" style:family="text">
      <style:text-properties style:font-name="Times New Roman" officeooo:rsid="002c174e" style:font-name-complex="Times New Roman1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и оплата бронирования </text:span><text:span text:style-name="T4">(сразу)</text:span><text:span text:style-name="T1"> на доступный слот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5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6">ей</text:span><text:span text:style-name="T1"> в текущем клубе) </text:span><text:span text:style-name="T7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8">номеру</text:span><text:span text:style-name="T1"> </text:span><text:span text:style-name="T8">телефона</text:span><text:span text:style-name="T1"> (</text:span><text:span text:style-name="T8">номер телефона </text:span><text:span text:style-name="T1">- опционально)</text:span></text:p>
      <text:p text:style-name="P1" loext:marker-style-name="T1"><text:span text:style-name="T1"><text:tab/>1.</text:span><text:span text:style-name="T9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9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10">(случай, когда клиент пришел без заранее сделанной брони и</text:span><text:span text:style-name="T11">/или</text:span><text:span text:style-name="T10"> его нет в БД)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Добавить </text:span><text:span text:style-name="T15">активную </text:span><text:span text:style-name="T1">игру в клуб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Удалить игру из клуба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soft-page-break/><text:tab/>3.1. Получение отчета «Cтатистика бронирований», который включает: общее число бронирований, процент отмен, число б<text:bookmark text:name="_GoBack"/>ронирований по дням, пиковые часы</text:p>
      <text:p text:style-name="P22" loext:marker-style-name="T1"><text:tab/>3.2. Получение отчета «Финансовая статистика», который включает: общую выручку, выручку по дням, средний че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78</meta:editing-cycles>
    <meta:creation-date>2026-01-25T11:25:00</meta:creation-date>
    <dc:date>2026-03-08T18:32:18.260591096</dc:date>
    <meta:editing-duration>PT5H41M12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67" meta:character-count="4939" meta:non-whitespace-character-count="4285"/>
    <meta:user-defined meta:name="AppVersion">16.0000</meta:user-defined>
    <meta:template xlink:type="simple" xlink:actuate="onRequest" xlink:title="Normal" xlink:href=""/>
  </office:meta>
</office:document-meta>
</file>